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eed1e" officeooo:paragraph-rsid="001eed1e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normal" officeooo:rsid="001eed1e" officeooo:paragraph-rsid="001eed1e" style:font-weight-asian="normal" style:font-weight-complex="normal"/>
    </style:style>
    <style:style style:name="P3" style:family="paragraph" style:parent-style-name="Standard">
      <style:text-properties style:text-underline-style="solid" style:text-underline-width="auto" style:text-underline-color="font-color" fo:font-weight="normal" officeooo:rsid="001f93e6" officeooo:paragraph-rsid="001f93e6" style:font-weight-asian="normal" style:font-weight-complex="normal"/>
    </style:style>
    <style:style style:name="P4" style:family="paragraph" style:parent-style-name="Standard" style:list-style-name="L1">
      <style:text-properties style:text-underline-style="solid" style:text-underline-width="auto" style:text-underline-color="font-color" fo:font-weight="normal" officeooo:rsid="001f93e6" officeooo:paragraph-rsid="001f93e6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1eed1e" officeooo:paragraph-rsid="001eed1e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3524 Assessment</text:p>
      <text:p text:style-name="P1"/>
      <text:p text:style-name="P2">How to Execute</text:p>
      <text:p text:style-name="P2"/>
      <text:p text:style-name="P5"><text:span text:style-name="T1">1.</text:span><text:tab/>Open a terminal and change directory to the project folder.</text:p>
      <text:p text:style-name="P5"><text:tab/>Run 'make'</text:p>
      <text:p text:style-name="P5"><text:tab/>Start rmiregisty: 'rmiregistry XXXXX' XXXXX = (50010-50019)</text:p>
      <text:p text:style-name="P5"/>
      <text:p text:style-name="P5"><text:span text:style-name="T1">2.</text:span><text:tab/>Open Second Terminal and change directory to the project folder.</text:p>
      <text:p text:style-name="P5"><text:tab/>Run MudServerMainline 'java cs3524.solutions.mud.MudServerMainline XXXXX <text:tab/>YYYYY' YYYYY = other value from (50010-50019)</text:p>
      <text:p text:style-name="P5"/>
      <text:p text:style-name="P5"><text:span text:style-name="T1">3.</text:span><text:tab/>Open Third Terminal and change directory to the project folder.</text:p>
      <text:p text:style-name="P5"><text:tab/>Run MudClient 'java cs3524.solutions.mud.MudClient &lt;yourmachine-name&gt; XXXXX'</text:p>
      <text:p text:style-name="P5"/>
      <text:p text:style-name="P5">Repeat step 3 with a different XXXXX value to add different users to the game.</text:p>
      <text:p text:style-name="P5"/>
      <text:p text:style-name="P3">The Client Commands</text:p>
      <text:p text:style-name="P3"><text:span text:style-name="T2"/></text:p>
      <text:p text:style-name="P3"><text:span text:style-name="T2">When a new client connects to the server they are prompted to enter a username. The game then starts displaying the information about the user’s starting location.</text:span></text:p>
      <text:p text:style-name="P3"><text:span text:style-name="T2"/></text:p>
      <text:p text:style-name="P3"><text:span text:style-name="T2">At this point the following commands are available to the user:</text:span></text:p>
      <text:list xml:id="list8386701009788220976" text:style-name="L1">
        <text:list-item>
          <text:p text:style-name="P4"><text:span text:style-name="T2">exit – Ends the game.</text:span></text:p>
        </text:list-item>
        <text:list-item>
          <text:p text:style-name="P4"><text:span text:style-name="T2">help – Provides information to the user about what commands are available.</text:span></text:p>
        </text:list-item>
        <text:list-item>
          <text:p text:style-name="P4"><text:span text:style-name="T2">[north, east, south, west] – Entering any of these directions will move the user if valid.</text:span></text:p>
        </text:list-item>
        <text:list-item>
          <text:p text:style-name="P4"><text:span text:style-name="T2">Pickup &lt;thing&gt; - Pickup an item with name &lt;thing&gt;</text:span></text:p>
        </text:list-item>
      </text:list>
      <text:p text:style-name="P3"><text:span text:style-name="T2"/></text:p>
      <text:p text:style-name="P3"><text:span text:style-name="T2">If the user trys to enter in any other command a message will be displayed and their current location will be displayed again.</text:span></text:p>
      <text:p text:style-name="P3"><text:span text:style-name="T2"/></text:p>
      <text:p text:style-name="P3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2T15:05:05.525585004</meta:creation-date>
    <dc:date>2017-03-12T15:28:09.342482580</dc:date>
    <meta:editing-duration>PT23M5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8" meta:word-count="187" meta:character-count="1181" meta:non-whitespace-character-count="1008"/>
  </office:meta>
</office:document-meta>
</file>